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No_20_Spacing">
      <style:paragraph-properties fo:margin-left="0cm" fo:margin-right="0cm" fo:text-indent="0.635cm" style:auto-text-indent="false"/>
    </style:style>
    <style:style style:name="P3" style:family="paragraph" style:parent-style-name="No_20_Spacing">
      <style:paragraph-properties fo:margin-left="0cm" fo:margin-right="0cm" fo:text-indent="0.635cm" style:auto-text-indent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List_20_Paragraph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color="#000000" style:font-name="Times New Roman" fo:font-size="12pt" fo:background-color="#ffffff" style:font-size-asian="12pt" style:font-name-complex="Times New Roman" style:font-size-complex="12pt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List_20_Paragraph" style:list-style-name="WW8Num1"/>
    <style:style style:name="P10" style:family="paragraph" style:parent-style-name="List_20_Paragraph" style:list-style-name="WW8Num1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No_20_Spacing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83441" style:font-size-asian="12pt" style:font-name-complex="Times New Roman" style:font-size-complex="12pt"/>
    </style:style>
    <style:style style:name="T4" style:family="text">
      <style:text-properties style:font-name="Times New Roman" fo:font-size="12pt" fo:background-color="#ffffff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background-color="#ffffff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fo:font-weight="bold" fo:background-color="#ffffff" style:font-size-asian="12pt" style:font-weight-asian="bold" style:font-name-complex="Times New Roman" style:font-size-complex="12pt"/>
    </style:style>
    <style:style style:name="T7" style:family="text">
      <style:text-properties officeooo:rsid="0019bc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tion de comptes</text:p>
      <text:list xml:id="list7238282897372119340" text:style-name="WW8Num1">
        <text:list-item>
          <text:p text:style-name="P10">Login user</text:p>
        </text:list-item>
      </text:list>
      <text:p text:style-name="P7">L’authentification est le processus d’identification des utilisateurs par des identifiants de connexion définis et permet de s’assurer que l’utilisateur est bien celui qu’il prétend être. En général, cela se fait à travers un nom d’utilisateur et un mot de passe, qui sont comparés à une liste d’utilisateurs connus.(cad utilisateurs déjà enregistrés)</text:p>
      <text:list xml:id="list151443921390389" text:continue-numbering="true" text:style-name="WW8Num1">
        <text:list-item>
          <text:p text:style-name="P9"><text:span text:style-name="T1">Cr</text:span><text:span text:style-name="T6">é</text:span><text:span text:style-name="T1">ation de nouveau utilisateur</text:span></text:p>
        </text:list-item>
      </text:list>
      <text:p text:style-name="P1"><text:span text:style-name="T2">Pour avoir acc</text:span><text:span text:style-name="T4">è</text:span><text:span text:style-name="T2">s </text:span><text:span text:style-name="T5">à</text:span><text:span text:style-name="T2"> toutes les fonctionnalit</text:span><text:span text:style-name="T5">é</text:span><text:span text:style-name="T2">s du systeme,tout utilisateur doit d’abord s’inscrire </text:span><text:span text:style-name="T5">à</text:span><text:span text:style-name="T2"> la plateforme .Comme procédure d’inscription,l’utilisateur doit <text:s/>remplir un formulaire d’inscription comportant les éléments suivants:</text:span></text:p>
      <text:p text:style-name="P3">-Nom:</text:p>
      <text:p text:style-name="P2"><text:span text:style-name="T2">-Pr</text:span><text:span text:style-name="T5">é</text:span><text:span text:style-name="T2">nom:</text:span></text:p>
      <text:p text:style-name="P3">-Adresse:</text:p>
      <text:p text:style-name="P3">-Email:</text:p>
      <text:p text:style-name="P3">-Mot de passe:</text:p>
      <text:p text:style-name="P3"/>
      <text:p text:style-name="P3"/>
      <text:p text:style-name="P11"/>
      <text:p text:style-name="P3"/>
      <text:list xml:id="list151443821248824" text:continue-numbering="true" text:style-name="WW8Num1">
        <text:list-item>
          <text:p text:style-name="P9"><text:span text:style-name="T1">R</text:span><text:span text:style-name="T6">é</text:span><text:span text:style-name="T1">cup</text:span><text:span text:style-name="T6">é</text:span><text:span text:style-name="T1">ration de mot de passe</text:span></text:p>
        </text:list-item>
      </text:list>
      <text:p text:style-name="P4"/>
      <text:p text:style-name="P1"><text:span text:style-name="T2">Lors de la création du compte,toute personne inscrite </text:span><text:span text:style-name="T5">à</text:span><text:span text:style-name="T2"> la plateforme devrait ajouter une adresse e-mail.Cette derni</text:span><text:span text:style-name="T4">ère</text:span><text:span text:style-name="T2"> confidentiabilité confidentiabilité re servira pour la r</text:span><text:span text:style-name="T5">é</text:span><text:span text:style-name="T2">cup</text:span><text:span text:style-name="T5">é</text:span><text:span text:style-name="T2">ration de mot de passe.</text:span></text:p>
      <text:p text:style-name="P1"><text:span text:style-name="T2">Apr</text:span><text:span text:style-name="T4">è</text:span><text:span text:style-name="T2">s 3 tentatives erronés du mot de passé,le compte de l’utilisateur sera bloqué pour raison de securité</text:span><text:span text:style-name="T3">(pause de 5 minutes)</text:span><text:span text:style-name="T2">.De ce fait,il sera obligé de procéder </text:span><text:span text:style-name="T5">à</text:span><text:span text:style-name="T2"> la récuperation du mot de passe .Ce dernier sera renvoyé dans son adresse email dans lequel il avait mentionn</text:span><text:span text:style-name="T5">é</text:span><text:span text:style-name="T2"> lors de son inscription.</text:span></text:p>
      <text:p text:style-name="P5"/>
      <text:list xml:id="list151444303291587" text:continue-numbering="true" text:style-name="WW8Num1">
        <text:list-item>
          <text:p text:style-name="P10">Gestion de profil</text:p>
        </text:list-item>
      </text:list>
      <text:p text:style-name="P8">La gestion du profil de notre plateforme sur les éléments ci-dessous:</text:p>
      <text:p text:style-name="P1"><text:span text:style-name="T1">- modifier Avatar: </text:span><text:span text:style-name="T2">Ici,l’utilisateur peut changer son avatar comme il veut en choisissant une photo de son choix.</text:span></text:p>
      <text:p text:style-name="P1"><text:span text:style-name="T1">- modifier information personnelle: </text:span><text:span text:style-name="T2">L’utilisateur peut modifier ses informations personnelles tels que son pseudonyme,son adresse de résidence,son email,etc… </text:span></text:p>
      <text:p text:style-name="P1"><text:soft-page-break/><text:span text:style-name="T1">- changer de mot de passe : </text:span><text:span text:style-name="T2">L’utilisateur peut changer son mot de passe pour raison de confidentiabilité au cas ou il remarque que son mot de passe est connu par quelqu’un d’autre ou est piraté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llord</meta:initial-creator>
    <meta:creation-date>2014-03-17T21:49:00</meta:creation-date>
    <dc:creator>Gayllord </dc:creator>
    <dc:date>2014-03-24T15:14:42.557964597</dc:date>
    <meta:editing-cycles>4</meta:editing-cycles>
    <meta:editing-duration>P2171DT9H32M4S</meta:editing-duration>
    <meta:generator>LibreOffice/4.1.3.2$Linux_X86_64 LibreOffice_project/410m0$Build-2</meta:generator>
    <meta:document-statistic meta:table-count="0" meta:image-count="0" meta:object-count="0" meta:page-count="2" meta:paragraph-count="18" meta:word-count="268" meta:character-count="1780" meta:non-whitespace-character-count="1531"/>
  </office:meta>
</office:document-meta>
</file>